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f8f8f2"/>
    </style:style>
    <style:style style:name="T2" style:family="text">
      <style:text-properties fo:color="#f92672"/>
    </style:style>
    <style:style style:name="T3" style:family="text">
      <style:text-properties fo:color="#a6e22e"/>
    </style:style>
    <style:style style:name="T4" style:family="text">
      <style:text-properties fo:color="#e6db74"/>
    </style:style>
    <style:style style:name="T5" style:family="text">
      <style:text-properties fo:color="#75715e"/>
    </style:style>
    <style:style style:name="T6" style:family="text">
      <style:text-properties fo:color="#ae81f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stance Methods vs Class Methods</text:h>
      <text:p text:style-name="Text_20_body">Now that we have the basics of classes down, let's explore two different methods we may build into class: <text:span text:style-name="Strong_20_Emphasis">instance methods</text:span> and <text:span text:style-name="Strong_20_Emphasis">class methods</text:span>.</text:p>
      <text:h text:style-name="Heading_20_3" text:outline-level="3">Instance Methods</text:h>
      <text:p text:style-name="Text_20_body">So far we've been only dealing with instance methods with our classes. Like it's name suggests, an instance method is one that is called on an <text:span text:style-name="Emphasis">instance</text:span> of a class. Let's check out an instance method:</text:p>
      <text:p text:style-name="Preformatted_20_Text"><text:span text:style-name="Source_20_Text"><text:span text:style-name="T2">class</text:span></text:span><text:span text:style-name="Source_20_Text"><text:span text:style-name="T1"> </text:span></text:span><text:span text:style-name="Source_20_Text"><text:span text:style-name="T3">Dog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initialize</text:span></text:span><text:span text:style-name="Source_20_Text"><text:span text:style-name="T1">(name, bark)</text:span></text:span></text:p>
      <text:p text:style-name="Preformatted_20_Text"><text:span text:style-name="Source_20_Text"><text:span text:style-name="T1"><text:s text:c="4"/>@name = name</text:span></text:span></text:p>
      <text:p text:style-name="Preformatted_20_Text"><text:span text:style-name="Source_20_Text"><text:span text:style-name="T1"><text:s text:c="4"/>@bark = bark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speak</text:span></text:span></text:p>
      <text:p text:style-name="Preformatted_20_Text"><text:span text:style-name="Source_20_Text"><text:span text:style-name="T1"><text:s text:c="4"/>@name + </text:span></text:span><text:span text:style-name="Source_20_Text"><text:span text:style-name="T4">" says "</text:span></text:span><text:span text:style-name="Source_20_Text"><text:span text:style-name="T1"> + @bark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my_dog = Dog.new(</text:span></text:span><text:span text:style-name="Source_20_Text"><text:span text:style-name="T4">"Fido"</text:span></text:span><text:span text:style-name="Source_20_Text"><text:span text:style-name="T1">, </text:span></text:span><text:span text:style-name="Source_20_Text"><text:span text:style-name="T4">"woof"</text:span></text:span><text:span text:style-name="Source_20_Text"><text:span text:style-name="T1">)</text:span></text:span></text:p>
      <text:p text:style-name="Preformatted_20_Text"><text:span text:style-name="Source_20_Text"><text:span text:style-name="T1">my_dog.speak <text:s text:c="9"/></text:span></text:span><text:span text:style-name="Source_20_Text"><text:span text:style-name="T5"># "Fido says woof"</text:span></text:span></text:p>
      <text:p text:style-name="Preformatted_20_Text"/>
      <text:p text:style-name="Preformatted_20_Text"><text:span text:style-name="Source_20_Text"><text:span text:style-name="T1">other_dog = Dog.new(</text:span></text:span><text:span text:style-name="Source_20_Text"><text:span text:style-name="T4">"Doge"</text:span></text:span><text:span text:style-name="Source_20_Text"><text:span text:style-name="T1">, </text:span></text:span><text:span text:style-name="Source_20_Text"><text:span text:style-name="T4">"much bork"</text:span></text:span><text:span text:style-name="Source_20_Text"><text:span text:style-name="T1">)</text:span></text:span></text:p>
      <text:p text:style-name="P3"><text:span text:style-name="Source_20_Text"><text:span text:style-name="T1">other_dog.speak <text:s text:c="6"/></text:span></text:span><text:span text:style-name="Source_20_Text"><text:span text:style-name="T5"># "Doge says much bork"</text:span></text:span></text:p>
      <text:p text:style-name="Text_20_body"><text:span text:style-name="Source_20_Text">speak</text:span> is an instance method because we can only call it on a <text:span text:style-name="Source_20_Text">Dog</text:span> instance we initialized using <text:span text:style-name="Source_20_Text">Dog.new</text:span>. Remember that if something is an instance of <text:span text:style-name="Source_20_Text">Dog</text:span>, it is an object with a <text:span text:style-name="Source_20_Text">@name</text:span> and <text:span text:style-name="Source_20_Text">@bark</text:span>. Since <text:span text:style-name="Source_20_Text">my_dog</text:span> and <text:span text:style-name="Source_20_Text">other_dog</text:span> are instances, when we call <text:span text:style-name="Source_20_Text">speak</text:span> on them respectively, we can get different behavior because they can have different <text:span text:style-name="Source_20_Text">@name</text:span> and <text:span text:style-name="Source_20_Text">@bark</text:span> values. An instance method depends on the <text:span text:style-name="Emphasis">attributes</text:span> or <text:span text:style-name="Emphasis">instance variables</text:span> of an instance.</text:p>
      <text:p text:style-name="Text_20_body">For notation, we'll use <text:span text:style-name="Strong_20_Emphasis">Dog#speak</text:span> to denote that <text:span text:style-name="Source_20_Text">speak</text:span> is an <text:span text:style-name="Strong_20_Emphasis">instance method</text:span> of <text:span text:style-name="Source_20_Text">Dog</text:span></text:p>
      <text:h text:style-name="Heading_20_3" text:outline-level="3">Class Methods</text:h>
      <text:p text:style-name="Text_20_body">A class method is a method that is called directly on the class. Let's see how to define a class method:</text:p>
      <text:p text:style-name="Preformatted_20_Text"><text:span text:style-name="Source_20_Text"><text:span text:style-name="T2">class</text:span></text:span><text:span text:style-name="Source_20_Text"><text:span text:style-name="T1"> </text:span></text:span><text:span text:style-name="Source_20_Text"><text:span text:style-name="T3">Dog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initialize</text:span></text:span><text:span text:style-name="Source_20_Text"><text:span text:style-name="T1">(name, bark)</text:span></text:span></text:p>
      <text:p text:style-name="Preformatted_20_Text"><text:span text:style-name="Source_20_Text"><text:span text:style-name="T1"><text:s text:c="4"/>@name = name</text:span></text:span></text:p>
      <text:p text:style-name="Preformatted_20_Text"><text:span text:style-name="Source_20_Text"><text:span text:style-name="T1"><text:s text:c="4"/>@bark = bark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self</text:span></text:span><text:span text:style-name="Source_20_Text"><text:span text:style-name="T1">.</text:span></text:span><text:span text:style-name="Source_20_Text"><text:span text:style-name="T3">growl</text:span></text:span></text:p>
      <text:p text:style-name="Preformatted_20_Text"><text:span text:style-name="Source_20_Text"><text:span text:style-name="T1"><text:s text:c="4"/></text:span></text:span><text:span text:style-name="Source_20_Text"><text:span text:style-name="T4">"Grrrrr"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><text:span text:style-name="Source_20_Text"><text:span text:style-name="T2">end</text:span></text:span></text:p>
      <text:p text:style-name="Preformatted_20_Text"/>
      <text:p text:style-name="P3"><text:span text:style-name="Source_20_Text"><text:span text:style-name="T1">Dog.growl <text:s text:c="2"/></text:span></text:span><text:span text:style-name="Source_20_Text"><text:span text:style-name="T5"># Grrrrr</text:span></text:span></text:p>
      <text:p text:style-name="Text_20_body"><text:soft-page-break/>Notice that we define class method by adding <text:span text:style-name="Source_20_Text">self.</text:span> to the front of a method name. In this context, <text:span text:style-name="Source_20_Text">self</text:span> refers to the <text:span text:style-name="Source_20_Text">Dog</text:span> class itself. Since <text:span text:style-name="Source_20_Text">growl</text:span> is a class method, we cannot call it on an instance; instead we call it on the <text:span text:style-name="Source_20_Text">Dog</text:span> class directly . A class method cannot refer to any instance attributes like <text:span text:style-name="Source_20_Text">@name</text:span> and <text:span text:style-name="Source_20_Text">@bark</text:span>! As programmers, we'll choose to build class methods for added utility.</text:p>
      <text:p text:style-name="Text_20_body">For notation we'll use <text:span text:style-name="Strong_20_Emphasis">Dog::growl</text:span> to denote that <text:span text:style-name="Source_20_Text">growl</text:span> is an <text:span text:style-name="Strong_20_Emphasis">class method</text:span> of <text:span text:style-name="Source_20_Text">Dog</text:span>.</text:p>
      <text:p text:style-name="Text_20_body">For example, here is a class method that is a bit more practical, <text:span text:style-name="Source_20_Text">Dog::whos_louder</text:span> :</text:p>
      <text:p text:style-name="Preformatted_20_Text"><text:span text:style-name="Source_20_Text"><text:span text:style-name="T2">class</text:span></text:span><text:span text:style-name="Source_20_Text"><text:span text:style-name="T1"> </text:span></text:span><text:span text:style-name="Source_20_Text"><text:span text:style-name="T3">Dog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initialize</text:span></text:span><text:span text:style-name="Source_20_Text"><text:span text:style-name="T1">(name, bark)</text:span></text:span></text:p>
      <text:p text:style-name="Preformatted_20_Text"><text:span text:style-name="Source_20_Text"><text:span text:style-name="T1"><text:s text:c="4"/>@name = name</text:span></text:span></text:p>
      <text:p text:style-name="Preformatted_20_Text"><text:span text:style-name="Source_20_Text"><text:span text:style-name="T1"><text:s text:c="4"/>@bark = bark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self</text:span></text:span><text:span text:style-name="Source_20_Text"><text:span text:style-name="T1">.</text:span></text:span><text:span text:style-name="Source_20_Text"><text:span text:style-name="T3">whos_louder</text:span></text:span><text:span text:style-name="Source_20_Text"><text:span text:style-name="T1">(dog_1, dog_2)</text:span></text:span></text:p>
      <text:p text:style-name="Preformatted_20_Text"><text:span text:style-name="Source_20_Text"><text:span text:style-name="T1"><text:s text:c="4"/></text:span></text:span><text:span text:style-name="Source_20_Text"><text:span text:style-name="T2">if</text:span></text:span><text:span text:style-name="Source_20_Text"><text:span text:style-name="T1"> dog_1.bark.length &gt; dog_2.bark.length</text:span></text:span></text:p>
      <text:p text:style-name="Preformatted_20_Text"><text:span text:style-name="Source_20_Text"><text:span text:style-name="T1"><text:s text:c="6"/></text:span></text:span><text:span text:style-name="Source_20_Text"><text:span text:style-name="T2">return</text:span></text:span><text:span text:style-name="Source_20_Text"><text:span text:style-name="T1"> dog_1.name</text:span></text:span></text:p>
      <text:p text:style-name="Preformatted_20_Text"><text:span text:style-name="Source_20_Text"><text:span text:style-name="T1"><text:s text:c="4"/></text:span></text:span><text:span text:style-name="Source_20_Text"><text:span text:style-name="T2">elsif</text:span></text:span><text:span text:style-name="Source_20_Text"><text:span text:style-name="T1"> dog_1.bark.length &lt; dog_2.bark.length</text:span></text:span></text:p>
      <text:p text:style-name="Preformatted_20_Text"><text:span text:style-name="Source_20_Text"><text:span text:style-name="T1"><text:s text:c="6"/></text:span></text:span><text:span text:style-name="Source_20_Text"><text:span text:style-name="T2">return</text:span></text:span><text:span text:style-name="Source_20_Text"><text:span text:style-name="T1"> dog_2.name</text:span></text:span></text:p>
      <text:p text:style-name="Preformatted_20_Text"><text:span text:style-name="Source_20_Text"><text:span text:style-name="T1"><text:s text:c="4"/></text:span></text:span><text:span text:style-name="Source_20_Text"><text:span text:style-name="T2">else</text:span></text:span></text:p>
      <text:p text:style-name="Preformatted_20_Text"><text:span text:style-name="Source_20_Text"><text:span text:style-name="T1"><text:s text:c="6"/></text:span></text:span><text:span text:style-name="Source_20_Text"><text:span text:style-name="T2">return</text:span></text:span><text:span text:style-name="Source_20_Text"><text:span text:style-name="T1"> </text:span></text:span><text:span text:style-name="Source_20_Text"><text:span text:style-name="T6">nil</text:span></text:span></text:p>
      <text:p text:style-name="Preformatted_20_Text"><text:span text:style-name="Source_20_Text"><text:span text:style-name="T1"><text:s text:c="4"/></text:span></text:span><text:span text:style-name="Source_20_Text"><text:span text:style-name="T2">end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name</text:span></text:span></text:p>
      <text:p text:style-name="Preformatted_20_Text"><text:span text:style-name="Source_20_Text"><text:span text:style-name="T1"><text:s text:c="4"/>@name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<text:s text:c="2"/></text:span></text:span><text:span text:style-name="Source_20_Text"><text:span text:style-name="T2">def</text:span></text:span><text:span text:style-name="Source_20_Text"><text:span text:style-name="T1"> </text:span></text:span><text:span text:style-name="Source_20_Text"><text:span text:style-name="T3">bark</text:span></text:span></text:p>
      <text:p text:style-name="Preformatted_20_Text"><text:span text:style-name="Source_20_Text"><text:span text:style-name="T1"><text:s text:c="4"/>@bark</text:span></text:span></text:p>
      <text:p text:style-name="Preformatted_20_Text"><text:span text:style-name="Source_20_Text"><text:span text:style-name="T1"><text:s text:c="2"/></text:span></text:span><text:span text:style-name="Source_20_Text"><text:span text:style-name="T2">end</text:span></text:span></text:p>
      <text:p text:style-name="Preformatted_20_Text"><text:span text:style-name="Source_20_Text"><text:span text:style-name="T2">end</text:span></text:span></text:p>
      <text:p text:style-name="Preformatted_20_Text"/>
      <text:p text:style-name="Preformatted_20_Text"><text:span text:style-name="Source_20_Text"><text:span text:style-name="T1">d1 = Dog.new(</text:span></text:span><text:span text:style-name="Source_20_Text"><text:span text:style-name="T4">"Fido"</text:span></text:span><text:span text:style-name="Source_20_Text"><text:span text:style-name="T1">, </text:span></text:span><text:span text:style-name="Source_20_Text"><text:span text:style-name="T4">"woof"</text:span></text:span><text:span text:style-name="Source_20_Text"><text:span text:style-name="T1">)</text:span></text:span></text:p>
      <text:p text:style-name="Preformatted_20_Text"><text:span text:style-name="Source_20_Text"><text:span text:style-name="T1">d2 = Dog.new(</text:span></text:span><text:span text:style-name="Source_20_Text"><text:span text:style-name="T4">"Doge"</text:span></text:span><text:span text:style-name="Source_20_Text"><text:span text:style-name="T1">, </text:span></text:span><text:span text:style-name="Source_20_Text"><text:span text:style-name="T4">"much bork"</text:span></text:span><text:span text:style-name="Source_20_Text"><text:span text:style-name="T1">)</text:span></text:span></text:p>
      <text:p text:style-name="P3"><text:span text:style-name="Source_20_Text"><text:span text:style-name="T1">p Dog.whos_louder(d1, d2) </text:span></text:span><text:span text:style-name="Source_20_Text"><text:span text:style-name="T5"># "Doge"</text:span></text:span></text:p>
      <text:p text:style-name="Text_20_body">You may be wondering why we prefer to make <text:span text:style-name="Source_20_Text">Dog::whos_louder</text:span> a class method. We make this choice because the code inside of the method does not pertain to a single instance of dog, meaning it does not refer to instance attributes of <text:span text:style-name="Source_20_Text">@name</text:span>, <text:span text:style-name="Source_20_Text">@bark</text:span>. </text:p>
      <text:h text:style-name="Heading_20_2" text:outline-level="2">Wrapping Up</text:h>
      <text:list xml:id="list7816270834637426830" text:style-name="L1">
        <text:list-item>
          <text:p text:style-name="P2"><text:span text:style-name="Source_20_Text">Class#method_name</text:span> means <text:span text:style-name="Source_20_Text">method_name</text:span> is an instance method</text:p>
        </text:list-item>
        <text:list-item>
          <text:p text:style-name="P1"><text:span text:style-name="Source_20_Text">Class::method_name</text:span> means <text:span text:style-name="Source_20_Text">method_name</text:span> is a class metho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21:50:19.283958320</meta:creation-date>
    <dc:date>2019-07-16T21:50:34.598677380</dc:date>
    <meta:editing-duration>PT15S</meta:editing-duration>
    <meta:editing-cycles>1</meta:editing-cycles>
    <meta:document-statistic meta:table-count="0" meta:image-count="0" meta:object-count="0" meta:page-count="2" meta:paragraph-count="62" meta:word-count="465" meta:character-count="2801" meta:non-whitespace-character-count="2276"/>
    <meta:generator>LibreOffice/5.1.6.2$Linux_X86_64 LibreOffice_project/10m0$Build-2</meta:generator>
  </office:meta>
</office:document-meta>
</file>